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/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2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</table:table-row>
        <table:table-row table:style-name="ro2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2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4" table:default-cell-style-name="Default"/>
        <table:table-column table:style-name="co1" table:default-cell-style-name="ce2"/>
        <table:table-row table:style-name="ro2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table:style-name="Default" office:value-type="string">
            <text:p>B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office:annotation office:display="true" draw:style-name="gr1" draw:text-style-name="P1" svg:width="2.899cm" svg:height="1.781cm" svg:x="35.029cm" svg:y="1.275cm" draw:caption-point-x="-1.168cm" draw:caption-point-y="-0.794cm">
              <dc:creator>ik</dc:creator>
              <dc:date>2019-10-09T00:00:00</dc:date>
              <text:p text:style-name="P1">d-d-u-u</text:p>
              <text:p text:style-name="P1">started in BB.Z3</text:p>
              <text:p text:style-name="P1">bottom in Z4</text:p>
              <text:p text:style-name="P1">end with up in Z2</text:p>
            </office:annotation>
            <text:p>3-4-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2:4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09T12:45:34.90</dc:date>
    <dc:creator>iwabuchi ken</dc:creator>
    <meta:editing-duration>PT1M19S</meta:editing-duration>
    <meta:editing-cycles>1</meta:editing-cycles>
    <meta:generator>OpenOffice/4.1.3$Win32 OpenOffice.org_project/413m1$Build-9783</meta:generator>
    <meta:document-statistic meta:table-count="3" meta:cell-count="220" meta:object-count="0"/>
  </office:meta>
</office:document-meta>
</file>